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5563in" style:rel-column-width="24183*"/>
    </style:style>
    <style:style style:name="Table22.B" style:family="table-column">
      <style:table-column-properties style:column-width="4.3708in" style:rel-column-width="41352*"/>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style:keep-together="false" fo:keep-together="always"/>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style:keep-together="false" fo:keep-together="always"/>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style:keep-together="false" fo:keep-together="always"/>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007in solid #000000" fo:border-right="none" fo:border-top="0.0007in solid #000000" fo:border-bottom="0.0007in solid #000000"/>
    </style:style>
    <style:style style:name="DefineFileExample.B1" style:family="table-cell">
      <style:table-cell-properties fo:padding="0.0382in" fo:border="0.0007in solid #000000"/>
    </style:style>
    <style:style style:name="DefineFileExample.A2" style:family="table-cell">
      <style:table-cell-properties fo:padding="0.0382in" fo:border-left="0.0007in solid #000000" fo:border-right="none" fo:border-top="none" fo:border-bottom="0.0007in solid #000000"/>
    </style:style>
    <style:style style:name="DefineFileExample.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B4"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007in solid #000000" fo:border-right="none" fo:border-top="0.0007in solid #000000" fo:border-bottom="0.0007in solid #000000"/>
    </style:style>
    <style:style style:name="PrintSettings.B1" style:family="table-cell">
      <style:table-cell-properties fo:padding="0.0382in" fo:border="0.0007in solid #000000"/>
    </style:style>
    <style:style style:name="PrintSettings.A2" style:family="table-cell">
      <style:table-cell-properties fo:padding="0.0382in" fo:border-left="0.0007in solid #000000" fo:border-right="none" fo:border-top="none" fo:border-bottom="0.0007in solid #000000"/>
    </style:style>
    <style:style style:name="PrintSettings.B2" style:family="table-cell">
      <style:table-cell-properties fo:padding="0.0382in" fo:border-left="0.0007in solid #000000" fo:border-right="0.0007in solid #000000" fo:border-top="none" fo:border-bottom="0.0007in solid #000000"/>
    </style:style>
    <style:style style:name="PrintStyle" style:family="table">
      <style:table-properties style:width="6.9271in" fo:margin-left="0in" fo:margin-right="-0.0021in" table:align="margins"/>
    </style:style>
    <style:style style:name="PrintStyle.A" style:family="table-column">
      <style:table-column-properties style:column-width="1.0833in" style:rel-column-width="10249*"/>
    </style:style>
    <style:style style:name="PrintStyle.B" style:family="table-column">
      <style:table-column-properties style:column-width="5.8438in" style:rel-column-width="55286*"/>
    </style:style>
    <style:style style:name="PrintStyle.A1" style:family="table-cell">
      <style:table-cell-properties fo:padding="0.0382in" fo:border-left="0.0007in solid #000000" fo:border-right="none" fo:border-top="0.0007in solid #000000" fo:border-bottom="0.0007in solid #000000"/>
    </style:style>
    <style:style style:name="PrintStyle.B1" style:family="table-cell">
      <style:table-cell-properties fo:padding="0.0382in" fo:border="0.0007in solid #000000"/>
    </style:style>
    <style:style style:name="PrintStyle.A2" style:family="table-cell">
      <style:table-cell-properties fo:padding="0.0382in" fo:border-left="0.0007in solid #000000" fo:border-right="none" fo:border-top="none" fo:border-bottom="0.0007in solid #000000"/>
    </style:style>
    <style:style style:name="PrintStyle.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1"/>
    </style:style>
    <style:style style:name="P19" style:family="paragraph" style:parent-style-name="Table_20_Contents">
      <style:text-properties style:font-name="Arial1" fo:font-weight="bold" style:font-weight-asian="bold" style:font-weight-complex="bold"/>
    </style:style>
    <style:style style:name="P20" style:family="paragraph" style:parent-style-name="Table_20_Contents">
      <style:text-properties style:font-name="Arial1" fo:font-style="italic" style:font-style-asian="italic" style:font-style-complex="italic"/>
    </style:style>
    <style:style style:name="P2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2" style:family="paragraph" style:parent-style-name="Table_20_Contents">
      <style:text-properties style:font-name="Arial1" fo:font-weight="normal" style:font-weight-asian="normal" style:font-weight-complex="normal"/>
    </style:style>
    <style:style style:name="P23"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ext_20_body">
      <style:text-properties style:font-name="Ari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Arial1"/>
    </style:style>
    <style:style style:name="P30" style:family="paragraph" style:parent-style-name="Text_20_body">
      <style:text-properties fo:font-style="italic" style:font-style-asian="italic" style:font-style-complex="italic"/>
    </style:style>
    <style:style style:name="P31" style:family="paragraph" style:parent-style-name="Table_20_Heading">
      <style:text-properties style:font-name="Arial"/>
    </style:style>
    <style:style style:name="P32" style:family="paragraph" style:parent-style-name="Table_20_Heading">
      <style:paragraph-properties fo:text-align="start" style:justify-single-word="false"/>
      <style:text-properties style:font-name="Arial" fo:font-size="12pt" style:font-size-asian="12pt" style:font-size-complex="12pt"/>
    </style:style>
    <style:style style:name="P33" style:family="paragraph" style:parent-style-name="Table_20_Heading">
      <style:text-properties style:font-name="Arial1"/>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2">
      <style:text-properties fo:font-weight="bold" style:font-weight-asian="bold" style:font-weight-complex="bold"/>
    </style:style>
    <style:style style:name="P39"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0"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2" style:family="paragraph" style:parent-style-name="Heading_20_3">
      <style:text-properties fo:font-weight="bold" style:font-weight-asian="bold" style:font-weight-complex="bold"/>
    </style:style>
    <style:style style:name="P43" style:family="paragraph" style:parent-style-name="Text_20_body" style:list-style-name="L1"/>
    <style:style style:name="P44" style:family="paragraph" style:parent-style-name="Text_20_body" style:list-style-name="L1">
      <style:text-properties style:font-name="Arial"/>
    </style:style>
    <style:style style:name="P45" style:family="paragraph" style:parent-style-name="Text_20_body" style:list-style-name="L2">
      <style:text-properties style:font-name="Arial"/>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4">
      <style:text-properties fo:font-weight="normal" style:font-weight-asian="normal" style:font-weight-complex="normal"/>
    </style:style>
    <style:style style:name="P50" style:family="paragraph" style:parent-style-name="Text_20_body" style:list-style-name="L5">
      <style:text-properties fo:font-weight="normal" style:font-weight-asian="normal" style:font-weight-complex="normal"/>
    </style:style>
    <style:style style:name="P51" style:family="paragraph" style:parent-style-name="Text_20_body" style:list-style-name="L6">
      <style:text-properties fo:font-weight="normal" style:font-weight-asian="normal" style:font-weight-complex="normal"/>
    </style:style>
    <style:style style:name="P52" style:family="paragraph" style:parent-style-name="Text_20_body" style:list-style-name="L5"/>
    <style:style style:name="P53" style:family="paragraph" style:parent-style-name="Text_20_body" style:list-style-name="L9"/>
    <style:style style:name="P54" style:family="paragraph" style:parent-style-name="Text_20_body" style:list-style-name="L11"/>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1.1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Introduction<text:tab/>3</text:p>
          <text:p text:style-name="P34">Warning<text:tab/>3</text:p>
          <text:p text:style-name="P34">User Interface<text:tab/>3</text:p>
          <text:p text:style-name="P35">Main Window<text:tab/>3</text:p>
          <text:p text:style-name="P35">Project window<text:tab/>4</text:p>
          <text:p text:style-name="P36">Renaming a Layout<text:tab/>4</text:p>
          <text:p text:style-name="P36">Re-Order Layouts<text:tab/>4</text:p>
          <text:p text:style-name="P36">Context Menu Items (Layouts Node)<text:tab/>4</text:p>
          <text:p text:style-name="P36">Context Menu Items (Layout Node)<text:tab/>5</text:p>
          <text:p text:style-name="P36">Context Menu Items (Reference Node)<text:tab/>5</text:p>
          <text:p text:style-name="P35">Layout Control window<text:tab/>6</text:p>
          <text:p text:style-name="P36">Card Count Group<text:tab/>6</text:p>
          <text:p text:style-name="P36">Card Layout<text:tab/>6</text:p>
          <text:p text:style-name="P36">Multi-Select<text:tab/>7</text:p>
          <text:p text:style-name="P35">Element Control window<text:tab/>7</text:p>
          <text:p text:style-name="P36">Element<text:tab/>7</text:p>
          <text:p text:style-name="P36">Font (Text Elements)<text:tab/>8</text:p>
          <text:p text:style-name="P36">Graphic (Graphic Elements)<text:tab/>9</text:p>
          <text:p text:style-name="P36">Shape (Shape Elements)<text:tab/>9</text:p>
          <text:p text:style-name="P36">Border<text:tab/>9</text:p>
          <text:p text:style-name="P36">Outline<text:tab/>9</text:p>
          <text:p text:style-name="P35">Canvas window<text:tab/>10</text:p>
          <text:p text:style-name="P35">Logger window<text:tab/>10</text:p>
          <text:p text:style-name="P35">Preview window<text:tab/>11</text:p>
          <text:p text:style-name="P35">Defines window<text:tab/>11</text:p>
          <text:p text:style-name="P34">CSV Reference Files<text:tab/>11</text:p>
          <text:p text:style-name="P35">Creation<text:tab/>11</text:p>
          <text:p text:style-name="P35">Special Functions<text:tab/>11</text:p>
          <text:p text:style-name="P35">Color String Format<text:tab/>11</text:p>
          <text:p text:style-name="P36">RGB Color Format<text:tab/>11</text:p>
          <text:p text:style-name="P36">Color Name Format<text:tab/>12</text:p>
          <text:p text:style-name="P35">Font String Format<text:tab/>12</text:p>
          <text:p text:style-name="P35">Element Overrides<text:tab/>12</text:p>
          <text:p text:style-name="P35">Define File<text:tab/>14</text:p>
          <text:p text:style-name="P35">Google References / Defines<text:tab/>14</text:p>
          <text:p text:style-name="P36">Google Authentication Setup<text:tab/>15</text:p>
          <text:p text:style-name="P34">Definition / Scripting Reference<text:tab/>15</text:p>
          <text:p text:style-name="P35">All Elements<text:tab/>15</text:p>
          <text:p text:style-name="P35">Graphic Elements<text:tab/>18</text:p>
          <text:p text:style-name="P35">Text Elements<text:tab/>18</text:p>
          <text:p text:style-name="P35">Formatted Text Elements<text:tab/>19</text:p>
          <text:p text:style-name="P35"><text:soft-page-break/>Shape Elements<text:tab/>21</text:p>
          <text:p text:style-name="P36">Additional Parameters by Shape Table<text:tab/>21</text:p>
          <text:p text:style-name="P36">Grid Note<text:tab/>21</text:p>
          <text:p text:style-name="P35">Order of Translation<text:tab/>22</text:p>
          <text:p text:style-name="P34">Printing<text:tab/>22</text:p>
          <text:p text:style-name="P35">Print Settings<text:tab/>22</text:p>
          <text:p text:style-name="P35">Printing Layouts<text:tab/>22</text:p>
          <text:p text:style-name="P35">Print Style<text:tab/>23</text:p>
          <text:p text:style-name="P35">PDF Printing / Printing Issues<text:tab/>23</text:p>
          <text:p text:style-name="P35">PDF Export vs. PDF Printing<text:tab/>23</text:p>
          <text:p text:style-name="P35">PDF Export<text:tab/>23</text:p>
          <text:p text:style-name="P35">Note<text:tab/>23</text:p>
        </text:index-body>
      </text:table-of-content>
      <text:p text:style-name="P3"/>
      <text:h text:style-name="P37"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Print Preview Project...</text:p>
          </table:table-cell>
          <table:table-cell table:style-name="Table6.B2" office:value-type="string">
            <text:p text:style-name="P17">Displays the standard Print Preview dialog for the project.</text:p>
          </table:table-cell>
        </table:table-row>
        <table:table-row>
          <table:table-cell table:style-name="Table6.A2" office:value-type="string">
            <text:p text:style-name="P17">Print Project...</text:p>
          </table:table-cell>
          <table:table-cell table:style-name="Table6.B2" office:value-type="string">
            <text:p text:style-name="P17">Displays the standard Pint dialog for the project.</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row>
          <table:table-cell table:style-name="Table7.A2" office:value-type="string">
            <text:p text:style-name="P17">Update Preview</text:p>
          </table:table-cell>
          <table:table-cell table:style-name="Table7.B2" office:value-type="string">
            <text:p text:style-name="P17">Triggers the preview window to update.</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P16">Project Menu Item</text:p>
          </table:table-cell>
          <table:table-cell table:style-name="Table22.B1" office:value-type="string">
            <text:p text:style-name="P16">Function</text:p>
          </table:table-cell>
        </table:table-row>
        <table:table-row>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table-cell table:style-name="Table22.A2" office:value-type="string">
            <text:p text:style-name="P17">Refresh Layout</text:p>
          </table:table-cell>
          <table:table-cell table:style-name="Table22.B2" office:value-type="string">
            <text:p text:style-name="P17">Refreshes the current layout (including the reference data). Shortcut: F9</text:p>
          </table:table-cell>
        </table:table-row>
        <table:table-row>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
      <text:p text:style-name="Text_20_body"/>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7">The Project window contains a tree view indicating the card layouts and their associated reference files. </text:p>
      <text:h text:style-name="Heading_20_3" text:outline-level="3">Renaming a Layout</text:h>
      <text:p text:style-name="P27">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ext:soft-page-break/>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
      <text:h text:style-name="Heading_20_3" text:outline-level="3">Context Menu Items (Layout Node)</text:h>
      <text:p text:style-name="Text_20_body"/>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Print Preview Card Layout...</text:p>
          </table:table-cell>
          <table:table-cell table:style-name="Table25.B2" office:value-type="string">
            <text:p text:style-name="P17">Displays the standard Print Preview dialog for the selected layout.</text:p>
          </table:table-cell>
        </table:table-row>
        <table:table-row>
          <table:table-cell table:style-name="Table25.A2" office:value-type="string">
            <text:p text:style-name="P17">Print Card Layout...</text:p>
          </table:table-cell>
          <table:table-cell table:style-name="Table25.B2" office:value-type="string">
            <text:p text:style-name="P17">Displays the standard Pint dialog for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
            <text:p text:style-name="P17">Export rotation if your images need to be rotated 90/-90 degrees. This applies to print, pdf, and image export.</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row>
          <table:table-cell table:style-name="Table5.A1" office:value-type="string">
            <text:p text:style-name="P16">Menu Item</text:p>
          </table:table-cell>
          <table:table-cell table:style-name="Table5.B1" office:value-type="string">
            <text:p text:style-name="P16">Function</text:p>
          </table:table-cell>
        </table:table-row>
        <table:table-row>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text:soft-page-break/>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row>
          <table:table-cell table:style-name="Table10.A1" office:value-type="string">
            <text:p text:style-name="P11">Control</text:p>
          </table:table-cell>
          <table:table-cell table:style-name="Table10.B1" office:value-type="string">
            <text:p text:style-name="P11">Function</text:p>
          </table:table-cell>
        </table:table-row>
        <table:table-row>
          <table:table-cell table:style-name="Table10.A2" office:value-type="string">
            <text:p text:style-name="P10">Buffer</text:p>
          </table:table-cell>
          <table:table-cell table:style-name="Table10.B2" office:value-type="string">
            <text:p text:style-name="P12">Sets the vertical and horizontal buffer between cards when printing.</text:p>
          </table:table-cell>
        </table:table-row>
        <table:table-row>
          <table:table-cell table:style-name="Table10.A2" office:value-type="string">
            <text:p text:style-name="P10">DPI</text:p>
          </table:table-cell>
          <table:table-cell table:style-name="Table10.B2" office:value-type="string">
            <text:p text:style-name="P12">Sets the DPI of the given layout. This only affects the exported file DPI (not printing). The layout is still rendered 1:1 on the screen. (example: if you want a 3.5” wide card at 300dpi then the width needs to be 3.5 x 300 = 1050)</text:p>
          </table:table-cell>
        </table:table-row>
        <table:table-row>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able:table-row>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able:table-row>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an elements visible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table-cell table:style-name="Table10.A2" office:value-type="string">
            <text:p text:style-name="P10">Add</text:p>
          </table:table-cell>
          <table:table-cell table:style-name="Table10.B2" office:value-type="string">
            <text:p text:style-name="P12">Adds a new element.</text:p>
          </table:table-cell>
        </table:table-row>
        <text:soft-page-break/>
        <table:table-row>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table-cell table:style-name="Table10.A2" office:value-type="string">
            <text:p text:style-name="P10">Remove</text:p>
          </table:table-cell>
          <table:table-cell table:style-name="Table10.B2" office:value-type="string">
            <text:p text:style-name="P12">Removes the selected element.</text:p>
          </table:table-cell>
        </table:table-row>
        <table:table-row>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7"/>
      <text:p text:style-name="P2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1">Description</text:p>
            </table:table-cell>
            <table:table-cell table:style-name="Table16.B1" office:value-type="string">
              <text:p text:style-name="P31">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Multi-Select</text:h>
      <text:p text:style-name="P2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span text:style-name="T2">The multi-select functionality is experimental at this time.</text:span></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table-cell table:style-name="Table11.A1" office:value-type="string">
              <text:p text:style-name="P11">Control</text:p>
            </table:table-cell>
            <table:table-cell table:style-name="Table11.B1" office:value-type="string">
              <text:p text:style-name="P11">Function</text:p>
            </table:table-cell>
          </table:table-row>
        </table:table-header-rows>
        <table:table-row>
          <table:table-cell table:style-name="Table11.A2" office:value-type="string">
            <text:p text:style-name="P10">Type</text:p>
          </table:table-cell>
          <table:table-cell table:style-name="Table11.B2" office:value-type="string">
            <text:p text:style-name="P12">The type of element.</text:p>
          </table:table-cell>
        </table:table-row>
        <table:table-row>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table-cell table:style-name="Table11.A2" office:value-type="string">
            <text:p text:style-name="P10">Width</text:p>
          </table:table-cell>
          <table:table-cell table:style-name="Table11.B2" office:value-type="string">
            <text:p text:style-name="P12">The width of the element.</text:p>
          </table:table-cell>
        </table:table-row>
        <table:table-row>
          <table:table-cell table:style-name="Table11.A2" office:value-type="string">
            <text:p text:style-name="P10">Height</text:p>
          </table:table-cell>
          <table:table-cell table:style-name="Table11.B2" office:value-type="string">
            <text:p text:style-name="P12">The height of the element</text:p>
          </table:table-cell>
        </table:table-row>
        <table:table-row>
          <table:table-cell table:style-name="Table11.A2" office:value-type="string">
            <text:p text:style-name="P10">Opacity</text:p>
          </table:table-cell>
          <table:table-cell table:style-name="Table11.B2" office:value-type="string">
            <text:p text:style-name="P12">The opacity of the element. (applies to all types)</text:p>
          </table:table-cell>
        </table:table-row>
        <table:table-row>
          <table:table-cell table:style-name="Table11.A2" office:value-type="string">
            <text:p text:style-name="P10">Rotation</text:p>
          </table:table-cell>
          <table:table-cell table:style-name="Table11.B2" office:value-type="string">
            <text:p text:style-name="P12">Rotation of the element around the center of the element definition <text:soft-page-break/>position.</text:p>
          </table:table-cell>
        </table:table-row>
        <table:table-row>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text:bookmark-ref> for more details)</text:p>
          </table:table-cell>
        </table:table-row>
      </table:table>
      <text:h text:style-name="Heading_20_3" text:outline-level="3">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7"><text:soft-page-break/>Notes: </text:p>
      <text:list xml:id="list198638170281561929" text:style-name="L1">
        <text:list-item>
          <text:p text:style-name="P44">The text will appear to be red until the font has been set once.</text:p>
        </text:list-item>
        <text:list-item>
          <text:p text:style-name="P43"><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7">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text:soft-page-break/>Canvas window</text:h>
      <text:p text:style-name="P2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7">Note: The green border on selected items will not appear if you have disabled the <text:span text:style-name="T2">Draw </text:span><text:span text:style-name="T2">Element Borders</text:span> option.</text:p>
      <text:p text:style-name="P27">You can use the right mouse button to select the element under the cursor. If more than one item is under the cursor a context menu will display a list to select from.</text:p>
      <text:p text:style-name="P2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1">Description</text:p>
            </table:table-cell>
            <table:table-cell table:style-name="Table17.B1" office:value-type="string">
              <text:p text:style-name="P31">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2" text:outline-level="2">Logger window</text:h>
      <text:p text:style-name="P27">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text:soft-page-break/>Preview window</text:h>
      <text:p text:style-name="P27">The preview window is opened by pressing F5 or accessing the View &gt; Update Preview menu item. This dialog allows you to see a scaled version of the Canvas. You can adjust the zoom from 10% to 100% using the numeric field.</text:p>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7">CSV reference files have 4 strict content rules:</text:p>
      <text:list xml:id="list1894516429743280135" text:style-name="L2">
        <text:list-item>
          <text:p text:style-name="P45">The separator character must be a comma. Some editors may switch this on you!</text:p>
        </text:list-item>
        <text:list-item>
          <text:p text:style-name="P45">The first row must contain the column names. The columns may be named with spaces but should not use the [ or ] characters (or anything else that might confuse the parser when trying to translate references).</text:p>
        </text:list-item>
        <text:list-item>
          <text:p text:style-name="P45">The first column may be named anything, but the contents should always be the card count of the given row. (an empty entry assumes 1 instance of the given row)</text:p>
        </text:list-item>
        <text:list-item>
          <text:p text:style-name="P46"><text:span text:style-name="T3">Never use quotes in the strings in Excel or Calc (OpenOffice). Both applications handle </text:span><text:span text:style-name="T3">this differently and it makes a mess of things. The automatic quotes around a string (if </text:span><text:span text:style-name="T3">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
      <text:h text:style-name="Heading_20_2" text:outline-level="2">Special Functions</text:h>
      <table:table table:name="Table8" table:style-name="Table8">
        <table:table-column table:style-name="Table8.A"/>
        <table:table-column table:style-name="Table8.B"/>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18"/>
      <text:p text:style-name="P20"><text:soft-page-break/>RRRGGGBBB or RRRGGGBBBAAA</text:p>
      <text:p text:style-name="P18"/>
      <text:p text:style-name="P18">Each block is a 3 digit representation of the color value for the given color. (R – Red; G – Green; B – Blue; A - Alpha)</text:p>
      <text:p text:style-name="P18"/>
      <text:p text:style-name="P18">Example: 012123167</text:p>
      <text:p text:style-name="P18"/>
      <text:p text:style-name="P18">You can also specify a color using hexadecimal values:</text:p>
      <text:p text:style-name="P18">RRGGBB or RRGGBBAA</text:p>
      <text:p text:style-name="P18"/>
      <text:p text:style-name="P18">Example: 882859</text:p>
      <text:p text:style-name="P18"/>
      <text:p text:style-name="P18">Be sure to include any leading zeroes. The type of color value you specify (hex vs. decimal) is based solely on string length: 6/8(hex)</text:p>
      <text:p text:style-name="P18"/>
      <text:p text:style-name="P18">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19"/>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38" text:outline-level="2"><text:bookmark-start text:name="__RefHeading__2151_2015678595"/>Font String Format<text:bookmark-end text:name="__RefHeading__2151_2015678595"/></text:h>
      <text:p text:style-name="P8">Fonts are formatted into strings as follows:</text:p>
      <text:p text:style-name="P22"/>
      <text:p text:style-name="P21">fontname;fontsize;bold;underline;italicized;strikeout</text:p>
      <text:p text:style-name="P22"/>
      <text:p text:style-name="Table_20_Contents"><text:span text:style-name="T10">fontname</text:span><text:span text:style-name="T9"> – string name of a font (“Arie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2"/>
      <text:p text:style-name="P22"><text:span text:style-name="T2">Note</text:span>: See one of your project files for an example font string (they are viewable in notepad or any other text editor). An invalid font string will be ignored and may result in crashes or other undesirable outcomes!</text:p>
      <text:h text:style-name="Heading_20_2" text:outline-level="2">Element Overrides</text:h>
      <text:p text:style-name="Text_20_body">You can override an element's settings per card in the CSV by providing a column with the following format:</text:p>
      <text:p text:style-name="P30">override:[element name]:[element value]</text:p>
      <text:p text:style-name="Text_20_body">Example: <text:span text:style-name="T2">override:text_field:x</text:span></text:p>
      <text:p text:style-name="P28"><text:soft-page-break/>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3">Fields</text:p>
            </table:table-cell>
            <table:table-cell table:style-name="Table20.B1" office:value-type="string">
              <text:p text:style-name="P33">Override string format</text:p>
            </table:table-cell>
          </table:table-row>
        </table:table-header-rows>
        <table:table-row table:style-name="Table20.1">
          <table:table-cell table:style-name="Table20.A2" office:value-type="string">
            <text:p text:style-name="P18">x</text:p>
            <text:p text:style-name="P18">y</text:p>
            <text:p text:style-name="P18">width</text:p>
            <text:p text:style-name="P18">height</text:p>
            <text:p text:style-name="P29">borderthickness<text:line-break/>opacity<text:line-break/>outlinethickness<text:line-break/>lineheight<text:line-break/>wordspace (+/-)</text:p>
          </table:table-cell>
          <table:table-cell table:style-name="Table20.B2" office:value-type="string">
            <text:p text:style-name="P18"><text:span text:style-name="T2">(int)</text:span> Integer number values. </text:p>
          </table:table-cell>
        </table:table-row>
        <table:table-row table:style-name="Table20.1">
          <table:table-cell table:style-name="Table20.A2" office:value-type="string">
            <text:p text:style-name="P29">autoscalefont<text:line-break/>enabled<text:line-break/>lockaspect</text:p>
          </table:table-cell>
          <table:table-cell table:style-name="Table20.B2" office:value-type="string">
            <text:p text:style-name="P19">(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29">rotation</text:p>
          </table:table-cell>
          <table:table-cell table:style-name="Table20.B2" office:value-type="string">
            <text:p text:style-name="P19">(float)<text:span text:style-name="T1"> In the case of rotation use only integer number values.</text:span></text:p>
          </table:table-cell>
        </table:table-row>
        <table:table-row table:style-name="Table20.1">
          <table:table-cell table:style-name="Table20.A2" office:value-type="string">
            <text:p text:style-name="P29">bordercolor<text:line-break/>elementcolor<text:line-break/>outlinecolor</text:p>
          </table:table-cell>
          <table:table-cell table:style-name="Table20.B2" office:value-type="string">
            <text:p text:style-name="P18"><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29">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3"/>
          </table:table-cell>
        </table:table-row>
        <table:table-row table:style-name="Table20.1">
          <table:table-cell table:style-name="Table20.A2" office:value-type="string">
            <text:p text:style-name="P29">verticalalign</text:p>
          </table:table-cell>
          <table:table-cell table:style-name="Table20.B2" office:value-type="string">
            <text:p text:style-name="P19">(int)<text:span text:style-name="T1"> Numeric value indicating the vertical alignment:</text:span></text:p>
            <text:p text:style-name="P22"/>
            <text:p text:style-name="P22">1 – Near</text:p>
            <text:p text:style-name="P22">2 – Center</text:p>
            <text:p text:style-name="P22">3 – Far</text:p>
          </table:table-cell>
        </table:table-row>
        <table:table-row table:style-name="Table20.1">
          <table:table-cell table:style-name="Table20.A2" office:value-type="string">
            <text:p text:style-name="P29"/>
            <text:p text:style-name="P29">horizontalalign</text:p>
          </table:table-cell>
          <table:table-cell table:style-name="Table20.B2" office:value-type="string">
            <text:p text:style-name="P19">(int)<text:span text:style-name="T1"> Numeric value indicating the horizontal alignment:</text:span></text:p>
            <text:p text:style-name="P22"/>
            <text:p text:style-name="P22">1 – Near</text:p>
            <text:p text:style-name="P22">2 – Center</text:p>
            <text:p text:style-name="P22">3 – Far</text:p>
          </table:table-cell>
        </table:table-row>
        <text:soft-page-break/>
        <table:table-row table:style-name="Table20.1">
          <table:table-cell table:style-name="Table20.A2" office:value-type="string">
            <text:p text:style-name="P29">variable</text:p>
          </table:table-cell>
          <table:table-cell table:style-name="Table20.B2" office:value-type="string">
            <text:p text:style-name="P18"><text:span text:style-name="T2">(string)</text:span> The <text:span text:style-name="T2">Definition</text:span> field.</text:p>
          </table:table-cell>
        </table:table-row>
        <table:table-row table:style-name="Table20.1">
          <table:table-cell table:style-name="Table20.A2" office:value-type="string">
            <text:p text:style-name="P29">type</text:p>
          </table:table-cell>
          <table:table-cell table:style-name="Table20.B2" office:value-type="string">
            <text:p text:style-name="P19">(string) <text:span text:style-name="T1">One of the following strings:</text:span></text:p>
            <text:p text:style-name="P22"/>
            <text:p text:style-name="P19">Text</text:p>
            <text:p text:style-name="P19">Shape</text:p>
            <text:p text:style-name="P19">Graphic</text:p>
            <text:p text:style-name="P19">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4182344832503640620" text:style-name="L3">
        <text:list-item>
          <text:p text:style-name="P47">Each define name follows the same rules as a column name in a reference file.</text:p>
        </text:list-item>
        <text:list-item>
          <text:p text:style-name="P4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3295412535306841099" text:style-name="L4">
        <text:list-item>
          <text:p text:style-name="P48"><text:span text:style-name="T1">Reference file: </text:span><text:span text:style-name="T2">items.csv</text:span></text:p>
        </text:list-item>
        <text:list-item>
          <text:p text:style-name="P48"><text:span text:style-name="T1">Define file: </text:span><text:span text:style-name="T2">items_defines.csv</text:span></text:p>
        </text:list-item>
        <text:list-item>
          <text:p text:style-name="P49">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1695942030183428294" text:style-name="L5">
        <text:list-item>
          <text:p text:style-name="P52"><text:span text:style-name="T1">Main sheet: </text:span><text:span text:style-name="T2">items</text:span></text:p>
        </text:list-item>
        <text:list-item>
          <text:p text:style-name="P52"><text:span text:style-name="T1">Defines sheet:</text:span><text:span text:style-name="T2"> items_defines</text:span></text:p>
        </text:list-item>
        <text:list-item>
          <text:p text:style-name="P50"><text:soft-page-break/>Project Wide Defines<text:line-break/>SpreadSheet Name: [project file name without the extension] (this is case sensitive!)<text:line-break/>Sheet Name: <text:span text:style-name="T2">defines</text:span></text:p>
        </text:list-item>
      </text:list>
      <text:h text:style-name="P42" text:outline-level="3">Google Authentication Setup</text:h>
      <text:p text:style-name="P2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7563833804645913126" text:style-name="L6">
        <text:list-item>
          <text:p text:style-name="P51">Launch CardMaker and select <text:span text:style-name="T2">Tools</text:span> &gt; <text:span text:style-name="T2">Update Google Credentials... </text:span></text:p>
        </text:list-item>
        <text:list-item>
          <text:p text:style-name="P51">Either copy the Auth URL and browse to it in your preferred browser or click <text:span text:style-name="T2">Browse To URL</text:span></text:p>
        </text:list-item>
        <text:list-item>
          <text:p text:style-name="P51">Google should prompt you to allow CardMaker to access your spreadsheets and then navigate to the CardMaker site with the AccessToken field already selected. </text:p>
        </text:list-item>
        <text:list-item>
          <text:p text:style-name="P51">Copy the <text:span text:style-name="T2">AccessToken</text:span> value and return to CardMaker.</text:p>
        </text:list-item>
        <text:list-item>
          <text:p text:style-name="P51">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30631621"/>Definition / Scripting Reference<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text:span><text:span text:style-name="T1">referenced data source.</text:span></text:p>
          </table:table-cell>
        </table:table-row>
        <text:soft-page-break/>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4"><text:span text:style-name="T5">smallImgTag = </text:span><text:span text:style-name="T1">&lt;img={1};.90;0;3&gt;</text:span></text:p>
            <text:p text:style-name="P26">theCoin = \images\coin.png </text:p>
            <text:p text:style-name="P25">Input</text:p>
            <text:p text:style-name="P26">@[smallImgTag,@[theCoin]]</text:p>
            <text:p text:style-name="P25">Output</text:p>
            <text:p text:style-name="P26">&lt;img=\images\coin.png;.90;0;3&gt;</text:p>
          </table:table-cell>
        </table:table-row>
        <table:table-row table:style-name="Table4.1">
          <table:table-cell table:style-name="Table4.A2" office:value-type="string">
            <text:p text:style-name="P10">Counter</text:p>
          </table:table-cell>
          <table:table-cell table:style-name="Table4.B4"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able:table-row table:style-name="Table4.1">
          <table:table-cell table:style-name="Table4.A2" office:value-type="string">
            <text:p text:style-name="P10">Sub Counter</text:p>
          </table:table-cell>
          <table:table-cell table:style-name="Table4.B4"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ext:soft-page-break/>
        <table:table-row table:style-name="Table4.1">
          <table:table-cell table:style-name="Table4.A2" office:value-type="string">
            <text:p text:style-name="P10">If Statement</text:p>
          </table:table-cell>
          <table:table-cell table:style-name="Table4.B4"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able:table-row table:style-name="Table4.1">
          <table:table-cell table:style-name="Table4.A2" office:value-type="string">
            <text:p text:style-name="P10">If Statement (grouped)</text:p>
          </table:table-cell>
          <table:table-cell table:style-name="Table4.B4"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ext:soft-page-break/>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4"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4"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PSD file support is rudimentary. 8 bit per channel PSD images should be functional. (RGBA) </text:p>
            <text:p text:style-name="P12"/>
            <text:p text:style-name="P11"><text:span text:style-name="T1">Relative path example: </text:span>images\file.bmp <text:span text:style-name="T1">would be valid if the project file </text:span><text:span text:style-name="T1">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ext:soft-page-break/>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189590745254226344" text:style-name="L7">
              <text:list-item>
                <text:p text:style-name="P39">x offset</text:p>
              </text:list-item>
              <text:list-item>
                <text:p text:style-name="P39">y offset</text:p>
              </text:list-item>
              <text:list-item>
                <text:p text:style-name="P39">width</text:p>
              </text:list-item>
              <text:list-item>
                <text:p text:style-name="P39">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5293078247458910228" text:style-name="L8">
              <text:list-item>
                <text:p text:style-name="P40">percent – percentage of the line space the image height should be (aspect ratio is maintained) – value from 0.00 to 1.00 would be smaller than the line. 1.00 represents 100%.</text:p>
              </text:list-item>
              <text:list-item>
                <text:p text:style-name="P40">xoffset – The x draw offset</text:p>
              </text:list-item>
              <text:list-item>
                <text:p text:style-name="P40">yoffset – The y draw offset</text:p>
              </text:list-item>
              <text:list-item>
                <text:p text:style-name="P40">width – The width to draw</text:p>
              </text:list-item>
              <text:list-item>
                <text:p text:style-name="P40">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2">Value</text:p>
            </table:table-cell>
            <table:table-cell table:style-name="Table19.B1" office:value-type="string">
              <text:p text:style-name="P32">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
      <text:h text:style-name="Heading_20_3" text:outline-level="3">Grid Note</text:h>
      <text:list xml:id="list5452328365550533119" text:style-name="L9">
        <text:list-item>
          <text:p text:style-name="P53">The partial grid option is only a best guess. If your thickness and other variables are not configured precisely you may find the last line draw incorrectly or missing entirely <text:soft-page-break/>(generally obvious with 1 thickness). This issue may be resolved with a code fix in the future.</text:p>
        </text:list-item>
      </text:list>
      <text:h text:style-name="Heading_20_2" text:outline-level="2">Order of Translation</text:h>
      <text:p text:style-name="P2"/>
      <text:list xml:id="list1341702705180146835" text:style-name="L10">
        <text:list-item>
          <text:p text:style-name="P41">Data Source References (@[x])</text:p>
        </text:list-item>
        <text:list-item>
          <text:p text:style-name="P41">If</text:p>
        </text:list-item>
        <text:list-item>
          <text:p text:style-name="P41">Switch</text:p>
        </text:list-item>
        <text:list-item>
          <text:p text:style-name="P41">Text translations (Note: These only apply to Text elements)</text:p>
        </text:list-item>
      </text:list>
      <text:p text:style-name="P3"/>
      <text:p text:style-name="P3">Note: It is possible to create an endless loop if you dare enter @[?] values in the csv file. </text:p>
      <text:h text:style-name="Heading_20_1" text:outline-level="1">Printing</text:h>
      <text:h text:style-name="Heading_20_2" text:outline-level="2">Print Settings</text:h>
      <text:p text:style-name="Text_20_body">The print settings can be found under <text:span text:style-name="T2">Tools &gt; Settings...</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28">DPI</text:p>
          </table:table-cell>
          <table:table-cell table:style-name="PrintSettings.B2" office:value-type="string">
            <text:p text:style-name="Table_20_Contents">The DPI to use when printing. The DPI specified on the layout is <text:span text:style-name="T2">overridden</text:span> by this setting.</text:p>
          </table:table-cell>
        </table:table-row>
        <table:table-row>
          <table:table-cell table:style-name="PrintSettings.A2" office:value-type="string">
            <text:p text:style-name="P2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2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2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2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2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28">Print Layout Border</text:p>
          </table:table-cell>
          <table:table-cell table:style-name="PrintSettings.B2" office:value-type="string">
            <text:p text:style-name="Table_20_Contents">When printing print the border of the layout.</text:p>
          </table:table-cell>
        </table:table-row>
        <table:table-row>
          <table:table-cell table:style-name="PrintSettings.A2" office:value-type="string">
            <text:p text:style-name="P28">Print Layouts On New Page</text:p>
          </table:table-cell>
          <table:table-cell table:style-name="PrintSettings.B2" office:value-type="string">
            <text:p text:style-name="Table_20_Contents">When printing or exporting to PDF start a new page for each layout</text:p>
          </table:table-cell>
        </table:table-row>
        <table:table-row>
          <table:table-cell table:style-name="PrintSettings.A2" office:value-type="string">
            <text:p text:style-name="P28">Print Style</text:p>
          </table:table-cell>
          <table:table-cell table:style-name="PrintSettings.B2" office:value-type="string">
            <text:p text:style-name="Table_20_Contents">(See Print Style below / next page)</text:p>
          </table:table-cell>
        </table:table-row>
      </table:table>
      <text:p text:style-name="Text_20_body">** - <text:s/>If the layout switches to landscape the margins apply as if the output were in portrait.</text:p>
      <text:h text:style-name="P38" text:outline-level="2">Printing Layouts</text:h>
      <text:p text:style-name="P28">By default Card Maker attempts to print the entire project performing some basic space <text:soft-page-break/>optimizations to combine as many layouts onto a single page as possible. In some cases you may want to select and print the individual layouts to avoid the combining of multiple layouts.</text:p>
      <text:h text:style-name="P38" text:outline-level="2">Print Style</text:h>
      <text:p text:style-name="P28">Due to an issue with exporting elements/images that have any sort of opacity Card Maker supports an alternative print style called Image. Image draws the card first to an image and then renders the image onto the print document.</text:p>
      <table:table table:name="PrintStyle" table:style-name="PrintStyle">
        <table:table-column table:style-name="PrintStyle.A"/>
        <table:table-column table:style-name="PrintStyle.B"/>
        <table:table-header-rows>
          <table:table-row>
            <table:table-cell table:style-name="PrintStyle.A1" office:value-type="string">
              <text:p text:style-name="Table_20_Heading">Print Style</text:p>
            </table:table-cell>
            <table:table-cell table:style-name="PrintStyle.B1" office:value-type="string">
              <text:p text:style-name="Table_20_Heading">Use when...</text:p>
            </table:table-cell>
          </table:table-row>
        </table:table-header-rows>
        <table:table-row>
          <table:table-cell table:style-name="PrintStyle.A2" office:value-type="string">
            <text:p text:style-name="Table_20_Contents">Direct</text:p>
          </table:table-cell>
          <table:table-cell table:style-name="PrintStyle.B2" office:value-type="string">
            <text:p text:style-name="Table_20_Contents">Always (generally)</text:p>
          </table:table-cell>
        </table:table-row>
        <table:table-row>
          <table:table-cell table:style-name="PrintStyle.A2" office:value-type="string">
            <text:p text:style-name="Table_20_Contents">Image</text:p>
          </table:table-cell>
          <table:table-cell table:style-name="PrintStyle.B2" office:value-type="string">
            <text:p text:style-name="Table_20_Contents">When printing to a PDF and your layouts require opacity values (if not, use Direct). The overall quality will be slightly lower if you use this functionality.</text:p>
          </table:table-cell>
        </table:table-row>
      </table:table>
      <text:p text:style-name="P28"/>
      <text:h text:style-name="P38" text:outline-level="2">PDF Printing / Printing Issues</text:h>
      <text:p text:style-name="P2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P38" text:outline-level="2">PDF Export vs. PDF Printing</text:h>
      <text:p text:style-name="P28"><text:span text:style-name="T1">I highly recommend you avoid using a PDF Printer (driver/device/whatever) and instead try to use the </text:span><text:span text:style-name="T2">Export to PDF</text:span><text:span text:style-name="T1"> functionality in the </text:span><text:span text:style-name="T2">File/Layout</text:span><text:span text:style-name="T1"> menu(s). PDF Printing never functioned exactly as desired (ever).</text:span></text:p>
      <text:h text:style-name="P38" text:outline-level="2">PDF Export</text:h>
      <text:p text:style-name="P28">The Export to PDF functionality in the File menu uses the Printer Settings with a fie minor differences:</text:p>
      <text:list xml:id="list8795793778194367705" text:style-name="L11">
        <text:list-item>
          <text:p text:style-name="P54"><text:span text:style-name="T2">DPI</text:span><text:span text:style-name="T1"> does not apply to PDF Export. – The DPI of the layouts control the DPI of the images rendered into the PDF. <text:s/></text:span></text:p>
        </text:list-item>
        <text:list-item>
          <text:p text:style-name="P54"><text:span text:style-name="T2">Print Style</text:span><text:span text:style-name="T1"> does not apply</text:span></text:p>
        </text:list-item>
      </text:list>
      <text:h text:style-name="P38" text:outline-level="2">Note</text:h>
      <text:p text:style-name="P28">Your home printer is likely not a professional printer. While functionality like two sided printing is great, the pages can become easily misaligned. I suggest you be creative and patient if you really want print two sided layouts from Card Ma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fo:text-indent="0in" style:auto-text-indent="false" style:page-number="auto">
        <style:tab-stops>
          <style:tab-stop style:position="6.7283in"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22T15:32:25.78</meta:creation-date>
    <meta:editing-duration>P0D</meta:editing-duration>
    <meta:editing-cycles>1</meta:editing-cycles>
    <meta:generator>OpenOffice/4.1.1$Win32 OpenOffice.org_project/411m6$Build-9775</meta:generator>
    <meta:document-statistic meta:table-count="31" meta:image-count="0" meta:object-count="0" meta:page-count="23" meta:paragraph-count="720" meta:word-count="6089" meta:character-count="35379"/>
  </office:meta>
</office:document-meta>
</file>